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width="0.001cm" draw:fill-color="#b7b79d"/>
    </style:style>
    <style:style style:name="gr2" style:family="graphic" style:parent-style-name="standard">
      <style:graphic-properties svg:stroke-width="0.001cm" svg:stroke-color="#494936" draw:fill="none" draw:fill-color="#ffffff" fo:padding-top="-0.049cm" fo:padding-bottom="-0.049cm" fo:padding-left="-0.049cm" fo:padding-right="-0.049cm"/>
    </style:style>
    <style:style style:name="gr3" style:family="graphic" style:parent-style-name="standard">
      <style:graphic-properties draw:stroke="none" svg:stroke-width="0.001cm" draw:fill-color="#7a7a5a"/>
    </style:style>
    <style:style style:name="gr4" style:family="graphic" style:parent-style-name="standard">
      <style:graphic-properties svg:stroke-width="0.035cm" svg:stroke-color="#dbdbce" draw:fill="none" draw:fill-color="#ffffff" fo:padding-top="-0.032cm" fo:padding-bottom="-0.032cm" fo:padding-left="-0.032cm" fo:padding-right="-0.032cm"/>
    </style:style>
    <style:style style:name="gr5" style:family="graphic" style:parent-style-name="standard">
      <style:graphic-properties svg:stroke-width="0.05cm" svg:stroke-color="#dbdbce" draw:fill="none" draw:fill-color="#ffffff" fo:padding-top="-0.025cm" fo:padding-bottom="-0.025cm" fo:padding-left="-0.025cm" fo:padding-right="-0.025cm"/>
    </style:style>
    <style:style style:name="gr6" style:family="graphic" style:parent-style-name="standard">
      <style:graphic-properties draw:stroke="none" svg:stroke-width="0.035cm" draw:fill-color="#93936c"/>
    </style:style>
  </office:automatic-styles>
  <office:body>
    <office:drawing>
      <draw:page draw:name="page1" draw:style-name="dp1" draw:master-page-name="Default">
        <draw:g>
          <draw:glue-point draw:id="4" svg:x="-0.785cm" svg:y="-5cm"/>
          <draw:glue-point draw:id="5" svg:x="5cm" svg:y="-5cm"/>
          <draw:glue-point draw:id="6" svg:x="2.108cm" svg:y="-5cm"/>
          <draw:glue-point draw:id="7" svg:x="-3.124cm" svg:y="5cm"/>
          <draw:glue-point draw:id="8" svg:x="-0.632cm" svg:y="5cm"/>
          <draw:glue-point draw:id="9" svg:x="-1.878cm" svg:y="5cm"/>
          <draw:glue-point draw:id="10" svg:x="-1.265cm" svg:y="5cm"/>
          <draw:glue-point draw:id="11" svg:x="-5cm" svg:y="2.957cm"/>
          <draw:glue-point draw:id="12" svg:x="-5cm" svg:y="4.199cm"/>
          <draw:glue-point draw:id="13" svg:x="5cm" svg:y="-3.683cm"/>
          <draw:glue-point draw:id="14" svg:x="-0.558cm" svg:y="0.847cm"/>
          <draw:polygon draw:style-name="gr1" draw:layer="layout" svg:width="3.832cm" svg:height="1.752cm" svg:x="0.015cm" svg:y="0cm" svg:viewBox="0 0 3833 1753" draw:points="1606,0 3833,0 2241,1592 1916,1665 1665,1709 1459,1738 1179,1753 957,1753 706,1738 456,1694 221,1650 0,1592">
            <text:p/>
          </draw:polygon>
          <draw:polygon draw:style-name="gr2" draw:layer="layout" svg:width="3.832cm" svg:height="1.752cm" svg:x="0.015cm" svg:y="0cm" svg:viewBox="0 0 3833 1753" draw:points="1606,0 3833,0 2241,1592 1916,1665 1665,1709 1459,1738 1179,1753 957,1753 706,1738 456,1694 221,1650 0,1592">
            <text:p/>
          </draw:polygon>
          <draw:polygon draw:style-name="gr3" draw:layer="layout" svg:width="1.607cm" svg:height="1.855cm" svg:x="2.241cm" svg:y="0cm" svg:viewBox="0 0 1608 1856" draw:points="1608,0 1608,263 0,1856 15,1592">
            <text:p/>
          </draw:polygon>
          <draw:polygon draw:style-name="gr2" draw:layer="layout" svg:width="1.607cm" svg:height="1.855cm" svg:x="2.241cm" svg:y="0cm" svg:viewBox="0 0 1608 1856" draw:points="1608,0 1608,263 0,1856 15,1592">
            <text:p/>
          </draw:polygon>
          <draw:polygon draw:style-name="gr1" draw:layer="layout" svg:width="3.037cm" svg:height="1.154cm" svg:x="0.457cm" svg:y="0.131cm" svg:viewBox="0 0 3038 1155" draw:points="1164,0 3038,0 1887,1155 0,1155">
            <text:p/>
          </draw:polygon>
          <draw:line draw:style-name="gr4" draw:layer="layout" svg:x1="1.636cm" svg:y1="0.146cm" svg:x2="3.51cm" svg:y2="0.146cm">
            <text:p/>
          </draw:line>
          <draw:line draw:style-name="gr5" draw:layer="layout" svg:x1="3.51cm" svg:y1="0.146cm" svg:x2="2.359cm" svg:y2="1.301cm">
            <text:p/>
          </draw:line>
          <draw:line draw:style-name="gr4" draw:layer="layout" svg:x1="2.36cm" svg:y1="1.3cm" svg:x2="0.471cm" svg:y2="1.3cm">
            <text:p/>
          </draw:line>
          <draw:line draw:style-name="gr5" draw:layer="layout" svg:x1="0.471cm" svg:y1="1.301cm" svg:x2="1.637cm" svg:y2="0.146cm">
            <text:p/>
          </draw:line>
          <draw:line draw:style-name="gr4" draw:layer="layout" svg:x1="0.309cm" svg:y1="1.46cm" svg:x2="2.227cm" svg:y2="1.46cm">
            <text:p/>
          </draw:line>
          <draw:polygon draw:style-name="gr6" draw:layer="layout" svg:width="2.256cm" svg:height="0.409cm" svg:x="0cm" svg:y="1.591cm" svg:viewBox="0 0 2257 410" draw:points="15,249 206,308 457,351 722,396 973,410 1194,410 1474,396 1681,366 1932,322 2257,264 2257,0 1932,73 1681,117 1474,147 1194,161 973,161 722,147 471,102 220,58 0,0">
            <text:p/>
          </draw:polygon>
          <draw:polygon draw:style-name="gr2" draw:layer="layout" svg:width="2.256cm" svg:height="0.409cm" svg:x="0cm" svg:y="1.591cm" svg:viewBox="0 0 2257 410" draw:points="15,249 206,308 457,351 722,396 973,410 1194,410 1474,396 1681,366 1932,322 2257,264 2257,0 1932,73 1681,117 1474,147 1194,161 973,161 722,147 471,102 220,58 0,0">
            <text:p/>
          </draw:polygon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Cisco - PC Card</dc:title>
    <meta:creation-date>2011-02-07T16:46:27</meta:creation-date>
    <meta:editing-duration>P0D</meta:editing-duration>
    <meta:editing-cycles>1</meta:editing-cycles>
    <meta:document-statistic meta:object-count="13"/>
    <meta:generator>OpenOffice.org/3.3$Linux OpenOffice.org_project/330m20$Build-9567</meta:generator>
  </office:meta>
</office:document-meta>
</file>